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5dc9d"/>
    </style:style>
    <style:style style:name="P3"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4" style:family="paragraph" style:parent-style-name="Standard" style:master-page-name="Standard">
      <style:paragraph-properties fo:line-height="150%" fo:text-align="justify" style:justify-single-word="false" style:page-number="auto"/>
    </style:style>
    <style:style style:name="P5" style:family="paragraph" style:parent-style-name="Header">
      <style:text-properties style:font-name="Abyssinica SIL" fo:font-size="12pt" style:font-size-asian="12pt"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15dc9d" style:font-size-asian="12pt" style:font-name-complex="Arial1" style:font-size-complex="12pt"/>
    </style:style>
    <style:style style:name="T3" style:family="text">
      <style:text-properties officeooo:rsid="0015dc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os primeros establecimientos españoles en América y el encuentro entre Cortez y Moctezuma:</text:span></text:p>
      <text:p text:style-name="P1"><text:span text:style-name="T1">Co</text:span><text:span text:style-name="T2">n</text:span><text:span text:style-name="T1"> el tiempo las personas superaron el límite de la gente que podía vivir en esas zonas y esto llevo a que se robase o se mendigase por la falta de recursos, tal como pasa actualmente con la sobrepoblación en países con poco desarrollo.</text:span></text:p>
      <text:p text:style-name="P1"><text:span text:style-name="T1">Otro problema que la forma en que los españoles usaban a los indios para trabajos de carga pesada en vez de hacerlos ellos mismos como se supone debiesen, esto fue en gran parte por la necesidad codiciosa de oro y plata.</text:span></text:p>
      <text:p text:style-name="P2"><text:span text:style-name="T1">Diego Colón fue un importante conquistador en las islas de América y esto llevó a la corona a tener su virreinato dentro de estas zonas.</text:span></text:p>
      <text:p text:style-name="P2"><text:span text:style-name="T1">El Caribe fue el foco de la expansión española que dio lugar a que la gente se diera a vivir en esas tierras, esto se dio por los inversionistas y los exploradores de las zonas no exploradas como esta isla.</text:span></text:p>
      <text:p text:style-name="P1"><text:span text:style-name="T1">En el año de 1518 Diego Velázquez ayudó económicamente a la expedición para poder conquistar Cuba del todo. Esta fue dirigida por Juan de Grijalva, que resultó <text:s/>con la cifra de 20000 pesos de los cuales se apartaron 4000 como pago para el quinto real, esto solo empeoró la codicia de los españoles y los hizo querer volver más a explorar ese territorio.</text:span></text:p>
      <text:p text:style-name="P2"><text:span text:style-name="T1">Cortez y sus soldados llegaron a Tenochtitlán, cosa que les saco cierta sorpresa pues no habían visto alguna vez una ciudad adentrada en un lago.</text:span></text:p>
      <text:p text:style-name="P1"><text:span text:style-name="T1">Como una manera de estar seguros de que una expedición más sería buena para el negocio, escogió a Hernán Cortez, pues tenía una preparación en la universidad; Este cada vez se fue adentrando más en el territorio y descubrió en algún momento a Tenochtitlán.</text:span></text:p>
      <text:p text:style-name="P1"><text:span text:style-name="T1"/></text:p>
      <text:p text:style-name="P1"><text:span text:style-name="T1">El llegar a la ciudad era solo un comienzo pues solo necesitaba Hernán Cortez conocer a su gobernante, Moctezuma para llegar a ser recibido de total y buena manera a esa extraña ciudad tan inusual.</text:span></text:p>
      <text:p text:style-name="P1"><text:soft-page-break/><text:span text:style-name="T1">El encuentro se dio entre su corte y la gente de Hernán Cortez, que se sorprendían unos a otros en cuanto a su aspecto, pues como se sabe el choque cultural fue de tal magnitud que una sociedad veía de manera tan prejuiciosa, porque por una parte, los españoles veían a los nativos de América como una bola de caníbales que no conocían reglas, mientras que los nativos no sabían siquiera como pensar de los españoles, luego de esto los españoles fueron hospedados en el palacio de Axayácatl.</text:span><text:span text:style-name="T2"> </text:span><text:span text:style-name="T1">El problema surgió principalmente en la religión, pues no se entendían de modo que solo lo ignoraron. Los españoles se sentían impresionados por la manera en la que la gente manejaba el comercio y su gran variedad de productos.</text:span></text:p>
      <text:p text:style-name="P1"><text:span text:style-name="T1">En un momento Hernán Cortez se sintió amenazado y decidió tomar al emperador secuestrado y llevárselo para asegurar la seguridad de su gente de expediciones que iba con él, esto terminó al final en una batalla que tuvo una gran parte del ejército de Hernán Cortez y por la otra parte, la gente que quería a su emperador de regreso.</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byssinica SIL" fo:font-size="12pt" style:font-size-asian="12pt" style:font-size-complex="12pt"/>
    </style:style>
    <style:style style:name="MT1" style:family="text">
      <style:text-properties officeooo:rsid="0015dc9d"/>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text:span text:style-name="MT1">Jesús Ángel Neri Hernandez</text:span> <text:s text:c="5"/><text:span text:style-name="MT1">2B</text:span> <text:s text:c="8"/><text:tab/>1<text:span text:style-name="MT1">3</text:span>/<text:span text:style-name="MT1">febreo</text:span>/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2</meta:editing-cycles>
    <meta:creation-date>2018-02-14T00:38:00</meta:creation-date>
    <dc:date>2018-02-13T21:22:20.033269292</dc:date>
    <meta:editing-duration>PT49M56S</meta:editing-duration>
    <meta:generator>LibreOffice/5.1.6.2$Linux_X86_64 LibreOffice_project/10m0$Build-2</meta:generator>
    <meta:document-statistic meta:table-count="0" meta:image-count="0" meta:object-count="0" meta:page-count="2" meta:paragraph-count="12" meta:word-count="523" meta:character-count="2949" meta:non-whitespace-character-count="24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